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Dow Jones</text:p>
          </table:table-cell>
          <table:table-cell office:value-type="string">
            <text:p>NASDAQ </text:p>
          </table:table-cell>
          <table:table-cell office:value-type="string">
            <text:p>S&amp;P 500</text:p>
          </table:table-cell>
        </table:table-row>
        <table:table-row table:style-name="ro1">
          <table:table-cell office:value-type="string">
            <text:p>2012/7/26</text:p>
          </table:table-cell>
          <table:table-cell office:value-type="float" office:value="12887.93">
            <text:p>12887.93</text:p>
          </table:table-cell>
          <table:table-cell office:value-type="float" office:value="2893.25">
            <text:p>2893.25</text:p>
          </table:table-cell>
          <table:table-cell office:value-type="float" office:value="1360.02">
            <text:p>1360.02</text:p>
          </table:table-cell>
        </table:table-row>
        <table:table-row table:style-name="ro1">
          <table:table-cell office:value-type="string">
            <text:p>2012/7/27</text:p>
          </table:table-cell>
          <table:table-cell office:value-type="float" office:value="13075.66">
            <text:p>13075.66</text:p>
          </table:table-cell>
          <table:table-cell office:value-type="float" office:value="2958.09">
            <text:p>2958.09</text:p>
          </table:table-cell>
          <table:table-cell office:value-type="float" office:value="1385.97">
            <text:p>1385.97</text:p>
          </table:table-cell>
        </table:table-row>
        <table:table-row table:style-name="ro1">
          <table:table-cell office:value-type="string">
            <text:p>2012/7/30</text:p>
          </table:table-cell>
          <table:table-cell office:value-type="float" office:value="13073.01">
            <text:p>13073.01</text:p>
          </table:table-cell>
          <table:table-cell office:value-type="float" office:value="2945.84">
            <text:p>2945.84</text:p>
          </table:table-cell>
          <table:table-cell office:value-type="float" office:value="1385.3">
            <text:p>1385.3</text:p>
          </table:table-cell>
        </table:table-row>
        <table:table-row table:style-name="ro1">
          <table:table-cell office:value-type="string">
            <text:p>2012/7/31</text:p>
          </table:table-cell>
          <table:table-cell office:value-type="float" office:value="13008.68">
            <text:p>13008.68</text:p>
          </table:table-cell>
          <table:table-cell office:value-type="float" office:value="2939.52">
            <text:p>2939.52</text:p>
          </table:table-cell>
          <table:table-cell office:value-type="float" office:value="1379.32">
            <text:p>1379.32</text:p>
          </table:table-cell>
        </table:table-row>
        <table:table-row table:style-name="ro1">
          <table:table-cell office:value-type="string">
            <text:p>2012/8/1</text:p>
          </table:table-cell>
          <table:table-cell office:value-type="float" office:value="12976.13">
            <text:p>12976.13</text:p>
          </table:table-cell>
          <table:table-cell office:value-type="float" office:value="2920.21">
            <text:p>2920.21</text:p>
          </table:table-cell>
          <table:table-cell office:value-type="float" office:value="1375.32">
            <text:p>1375.32</text:p>
          </table:table-cell>
        </table:table-row>
        <table:table-row table:style-name="ro1">
          <table:table-cell office:value-type="string">
            <text:p>2012/8/2</text:p>
          </table:table-cell>
          <table:table-cell office:value-type="float" office:value="12878.88">
            <text:p>12878.88</text:p>
          </table:table-cell>
          <table:table-cell office:value-type="float" office:value="2909.77">
            <text:p>2909.77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string">
            <text:p>2012/8/3</text:p>
          </table:table-cell>
          <table:table-cell office:value-type="float" office:value="13096.17">
            <text:p>13096.17</text:p>
          </table:table-cell>
          <table:table-cell office:value-type="float" office:value="2967.9">
            <text:p>2967.9</text:p>
          </table:table-cell>
          <table:table-cell office:value-type="float" office:value="1390.99">
            <text:p>1390.99</text:p>
          </table:table-cell>
        </table:table-row>
        <table:table-row table:style-name="ro1">
          <table:table-cell office:value-type="string">
            <text:p>2012/8/6</text:p>
          </table:table-cell>
          <table:table-cell office:value-type="float" office:value="13117.51">
            <text:p>13117.51</text:p>
          </table:table-cell>
          <table:table-cell office:value-type="float" office:value="2989.91">
            <text:p>2989.91</text:p>
          </table:table-cell>
          <table:table-cell office:value-type="float" office:value="1394.23">
            <text:p>1394.23</text:p>
          </table:table-cell>
        </table:table-row>
        <table:table-row table:style-name="ro1">
          <table:table-cell office:value-type="string">
            <text:p>2012/8/7</text:p>
          </table:table-cell>
          <table:table-cell office:value-type="float" office:value="13168.6">
            <text:p>13168.6</text:p>
          </table:table-cell>
          <table:table-cell office:value-type="float" office:value="3015.86">
            <text:p>3015.86</text:p>
          </table:table-cell>
          <table:table-cell office:value-type="float" office:value="1401.35">
            <text:p>1401.35</text:p>
          </table:table-cell>
        </table:table-row>
        <table:table-row table:style-name="ro1">
          <table:table-cell office:value-type="string">
            <text:p>2012/8/8</text:p>
          </table:table-cell>
          <table:table-cell office:value-type="float" office:value="13175.64">
            <text:p>13175.64</text:p>
          </table:table-cell>
          <table:table-cell office:value-type="float" office:value="3011.25">
            <text:p>3011.25</text:p>
          </table:table-cell>
          <table:table-cell office:value-type="float" office:value="1402.22">
            <text:p>1402.22</text:p>
          </table:table-cell>
        </table:table-row>
        <table:table-row table:style-name="ro1">
          <table:table-cell office:value-type="string">
            <text:p>2012/8/9</text:p>
          </table:table-cell>
          <table:table-cell office:value-type="float" office:value="13165.19">
            <text:p>13165.19</text:p>
          </table:table-cell>
          <table:table-cell office:value-type="float" office:value="3018.64">
            <text:p>3018.64</text:p>
          </table:table-cell>
          <table:table-cell office:value-type="float" office:value="1402.8">
            <text:p>1402.8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UNT</text:p>
          </table:table-cell>
          <table:table-cell table:formula="of:=COUNT([.B2:.B12])" office:value-type="float" office:value="11">
            <text:p>11</text:p>
          </table:table-cell>
          <table:table-cell table:formula="of:=COUNT([.C2:.C12])" office:value-type="float" office:value="11">
            <text:p>11</text:p>
          </table:table-cell>
          <table:table-cell table:formula="of:=COUNT([.D2:.D12])" office:value-type="float" office:value="11">
            <text:p>11</text:p>
          </table:table-cell>
        </table:table-row>
      </table:table>
      <table:table table:name="Log Returns" table:style-name="ta1">
        <table:table-column table:style-name="co5" table:number-columns-repeated="10" table:default-cell-style-name="Default"/>
        <table:table-row table:style-name="ro1">
          <table:table-cell table:formula="of:=[Sheet1.A1]" office:value-type="string" office:string-value="Date">
            <text:p>Date</text:p>
          </table:table-cell>
          <table:table-cell table:formula="of:=[Sheet1.B1]" office:value-type="string" office:string-value="Dow Jones">
            <text:p>Dow Jones</text:p>
          </table:table-cell>
          <table:table-cell table:formula="of:=[Sheet1.C1]" office:value-type="string" office:string-value="NASDAQ ">
            <text:p>NASDAQ </text:p>
          </table:table-cell>
          <table:table-cell table:formula="of:=[Sheet1.D1]" office:value-type="string" office:string-value="S&amp;P 500">
            <text:p>S&amp;P 500</text:p>
          </table:table-cell>
          <table:table-cell/>
          <table:table-cell office:value-type="string">
            <text:p>T_bar</text:p>
          </table:table-cell>
          <table:table-cell table:number-columns-repeated="4"/>
        </table:table-row>
        <table:table-row table:style-name="ro1">
          <table:table-cell table:formula="of:=[Sheet1.A2]" office:value-type="string" office:string-value="2012/7/26">
            <text:p>2012/7/26</text:p>
          </table:table-cell>
          <table:table-cell table:number-columns-repeated="3" office:value-type="string">
            <text:p>NA</text:p>
          </table:table-cell>
          <table:table-cell table:number-columns-repeated="6"/>
        </table:table-row>
        <table:table-row table:style-name="ro1">
          <table:table-cell table:formula="of:=[Sheet1.A3]" office:value-type="string" office:string-value="2012/7/27">
            <text:p>2012/7/27</text:p>
          </table:table-cell>
          <table:table-cell table:formula="of:=LN(ABS([Sheet1.B3]/[Sheet1.B2]))" office:value-type="float" office:value="0.0144612722376265">
            <text:p>0.0144612722</text:p>
          </table:table-cell>
          <table:table-cell table:formula="of:=LN(ABS([Sheet1.C3]/[Sheet1.C2]))" office:value-type="float" office:value="0.0221633520431865">
            <text:p>0.022163352</text:p>
          </table:table-cell>
          <table:table-cell table:formula="of:=LN(ABS([Sheet1.D3]/[Sheet1.D2]))" office:value-type="float" office:value="0.0189008499896264">
            <text:p>0.01890085</text:p>
          </table:table-cell>
          <table:table-cell/>
          <table:table-cell table:formula="of:=[.B3]-[.B$14]" office:value-type="float" office:value="0.0123327711776388">
            <text:p>0.0123327712</text:p>
          </table:table-cell>
          <table:table-cell table:formula="of:=[.C3]-[.C$14]" office:value-type="float" office:value="0.0179207559346479">
            <text:p>0.0179207559</text:p>
          </table:table-cell>
          <table:table-cell table:formula="of:=[.D3]-[.D$14]" office:value-type="float" office:value="0.0158037666134561">
            <text:p>0.0158037666</text:p>
          </table:table-cell>
          <table:table-cell table:number-columns-repeated="2"/>
        </table:table-row>
        <table:table-row table:style-name="ro1">
          <table:table-cell table:formula="of:=[Sheet1.A4]" office:value-type="string" office:string-value="2012/7/30">
            <text:p>2012/7/30</text:p>
          </table:table-cell>
          <table:table-cell table:formula="of:=LN(ABS([Sheet1.B4]/[Sheet1.B3]))" office:value-type="float" office:value="-0.000202687173693466">
            <text:p>-0.0002026872</text:p>
          </table:table-cell>
          <table:table-cell table:formula="of:=LN(ABS([Sheet1.C4]/[Sheet1.C3]))" office:value-type="float" office:value="-0.00414978415376473">
            <text:p>-0.0041497842</text:p>
          </table:table-cell>
          <table:table-cell table:formula="of:=LN(ABS([Sheet1.D4]/[Sheet1.D3]))" office:value-type="float" office:value="-0.000483532830113416">
            <text:p>-0.0004835328</text:p>
          </table:table-cell>
          <table:table-cell/>
          <table:table-cell table:formula="of:=[.B4]-[.B$14]" office:value-type="float" office:value="-0.00233118823368122">
            <text:p>-0.0023311882</text:p>
          </table:table-cell>
          <table:table-cell table:formula="of:=[.C4]-[.C$14]" office:value-type="float" office:value="-0.0083923802623034">
            <text:p>-0.0083923803</text:p>
          </table:table-cell>
          <table:table-cell table:formula="of:=[.D4]-[.D$14]" office:value-type="float" office:value="-0.00358061620628371">
            <text:p>-0.0035806162</text:p>
          </table:table-cell>
          <table:table-cell table:number-columns-repeated="2"/>
        </table:table-row>
        <table:table-row table:style-name="ro1">
          <table:table-cell table:formula="of:=[Sheet1.A5]" office:value-type="string" office:string-value="2012/7/31">
            <text:p>2012/7/31</text:p>
          </table:table-cell>
          <table:table-cell table:formula="of:=LN(ABS([Sheet1.B5]/[Sheet1.B4]))" office:value-type="float" office:value="-0.00493297255290092">
            <text:p>-0.0049329726</text:p>
          </table:table-cell>
          <table:table-cell table:formula="of:=LN(ABS([Sheet1.C5]/[Sheet1.C4]))" office:value-type="float" office:value="-0.00214770292023504">
            <text:p>-0.0021477029</text:p>
          </table:table-cell>
          <table:table-cell table:formula="of:=LN(ABS([Sheet1.D5]/[Sheet1.D4]))" office:value-type="float" office:value="-0.00432609857873388">
            <text:p>-0.0043260986</text:p>
          </table:table-cell>
          <table:table-cell/>
          <table:table-cell table:formula="of:=[.B5]-[.B$14]" office:value-type="float" office:value="-0.00706147361288867">
            <text:p>-0.0070614736</text:p>
          </table:table-cell>
          <table:table-cell table:formula="of:=[.C5]-[.C$14]" office:value-type="float" office:value="-0.00639029902877371">
            <text:p>-0.006390299</text:p>
          </table:table-cell>
          <table:table-cell table:formula="of:=[.D5]-[.D$14]" office:value-type="float" office:value="-0.00742318195490417">
            <text:p>-0.007423182</text:p>
          </table:table-cell>
          <table:table-cell table:number-columns-repeated="2"/>
        </table:table-row>
        <table:table-row table:style-name="ro1">
          <table:table-cell table:formula="of:=[Sheet1.A6]" office:value-type="string" office:string-value="2012/8/1">
            <text:p>2012/8/1</text:p>
          </table:table-cell>
          <table:table-cell table:formula="of:=LN(ABS([Sheet1.B6]/[Sheet1.B5]))" office:value-type="float" office:value="-0.00250531114333595">
            <text:p>-0.0025053111</text:p>
          </table:table-cell>
          <table:table-cell table:formula="of:=LN(ABS([Sheet1.C6]/[Sheet1.C5]))" office:value-type="float" office:value="-0.00659077121278894">
            <text:p>-0.0065907712</text:p>
          </table:table-cell>
          <table:table-cell table:formula="of:=LN(ABS([Sheet1.D6]/[Sheet1.D5]))" office:value-type="float" office:value="-0.00290419278849132">
            <text:p>-0.0029041928</text:p>
          </table:table-cell>
          <table:table-cell/>
          <table:table-cell table:formula="of:=[.B6]-[.B$14]" office:value-type="float" office:value="-0.00463381220332371">
            <text:p>-0.0046338122</text:p>
          </table:table-cell>
          <table:table-cell table:formula="of:=[.C6]-[.C$14]" office:value-type="float" office:value="-0.0108333673213276">
            <text:p>-0.0108333673</text:p>
          </table:table-cell>
          <table:table-cell table:formula="of:=[.D6]-[.D$14]" office:value-type="float" office:value="-0.00600127616466162">
            <text:p>-0.0060012762</text:p>
          </table:table-cell>
          <table:table-cell table:number-columns-repeated="2"/>
        </table:table-row>
        <table:table-row table:style-name="ro1">
          <table:table-cell table:formula="of:=[Sheet1.A7]" office:value-type="string" office:string-value="2012/8/2">
            <text:p>2012/8/2</text:p>
          </table:table-cell>
          <table:table-cell table:formula="of:=LN(ABS([Sheet1.B7]/[Sheet1.B6]))" office:value-type="float" office:value="-0.00752275544502574">
            <text:p>-0.0075227554</text:p>
          </table:table-cell>
          <table:table-cell table:formula="of:=LN(ABS([Sheet1.C7]/[Sheet1.C6]))" office:value-type="float" office:value="-0.0035814912433857">
            <text:p>-0.0035814912</text:p>
          </table:table-cell>
          <table:table-cell table:formula="of:=LN(ABS([Sheet1.D7]/[Sheet1.D6]))" office:value-type="float" office:value="-0.00753200267754795">
            <text:p>-0.0075320027</text:p>
          </table:table-cell>
          <table:table-cell/>
          <table:table-cell table:formula="of:=[.B7]-[.B$14]" office:value-type="float" office:value="-0.00965125650501349">
            <text:p>-0.0096512565</text:p>
          </table:table-cell>
          <table:table-cell table:formula="of:=[.C7]-[.C$14]" office:value-type="float" office:value="-0.00782408735192437">
            <text:p>-0.0078240874</text:p>
          </table:table-cell>
          <table:table-cell table:formula="of:=[.D7]-[.D$14]" office:value-type="float" office:value="-0.0106290860537182">
            <text:p>-0.0106290861</text:p>
          </table:table-cell>
          <table:table-cell table:number-columns-repeated="2"/>
        </table:table-row>
        <table:table-row table:style-name="ro1">
          <table:table-cell table:formula="of:=[Sheet1.A8]" office:value-type="string" office:string-value="2012/8/3">
            <text:p>2012/8/3</text:p>
          </table:table-cell>
          <table:table-cell table:formula="of:=LN(ABS([Sheet1.B8]/[Sheet1.B7]))" office:value-type="float" office:value="0.0167310606739697">
            <text:p>0.0167310607</text:p>
          </table:table-cell>
          <table:table-cell table:formula="of:=LN(ABS([Sheet1.C8]/[Sheet1.C7]))" office:value-type="float" office:value="0.0197805917560873">
            <text:p>0.0197805918</text:p>
          </table:table-cell>
          <table:table-cell table:formula="of:=LN(ABS([Sheet1.D8]/[Sheet1.D7]))" office:value-type="float" office:value="0.0188612952059317">
            <text:p>0.0188612952</text:p>
          </table:table-cell>
          <table:table-cell/>
          <table:table-cell table:formula="of:=[.B8]-[.B$14]" office:value-type="float" office:value="0.0146025596139819">
            <text:p>0.0146025596</text:p>
          </table:table-cell>
          <table:table-cell table:formula="of:=[.C8]-[.C$14]" office:value-type="float" office:value="0.0155379956475487">
            <text:p>0.0155379956</text:p>
          </table:table-cell>
          <table:table-cell table:formula="of:=[.D8]-[.D$14]" office:value-type="float" office:value="0.0157642118297614">
            <text:p>0.0157642118</text:p>
          </table:table-cell>
          <table:table-cell table:number-columns-repeated="2"/>
        </table:table-row>
        <table:table-row table:style-name="ro1">
          <table:table-cell table:formula="of:=[Sheet1.A9]" office:value-type="string" office:string-value="2012/8/6">
            <text:p>2012/8/6</text:p>
          </table:table-cell>
          <table:table-cell table:formula="of:=LN(ABS([Sheet1.B9]/[Sheet1.B8]))" office:value-type="float" office:value="0.00162815787132378">
            <text:p>0.0016281579</text:p>
          </table:table-cell>
          <table:table-cell table:formula="of:=LN(ABS([Sheet1.C9]/[Sheet1.C8]))" office:value-type="float" office:value="0.00738865459997319">
            <text:p>0.0073886546</text:p>
          </table:table-cell>
          <table:table-cell table:formula="of:=LN(ABS([Sheet1.D9]/[Sheet1.D8]))" office:value-type="float" office:value="0.00232656771205699">
            <text:p>0.0023265677</text:p>
          </table:table-cell>
          <table:table-cell/>
          <table:table-cell table:formula="of:=[.B9]-[.B$14]" office:value-type="float" office:value="-0.000500343188663969">
            <text:p>-0.0005003432</text:p>
          </table:table-cell>
          <table:table-cell table:formula="of:=[.C9]-[.C$14]" office:value-type="float" office:value="0.00314605849143452">
            <text:p>0.0031460585</text:p>
          </table:table-cell>
          <table:table-cell table:formula="of:=[.D9]-[.D$14]" office:value-type="float" office:value="-0.000770515664113305">
            <text:p>-0.0007705157</text:p>
          </table:table-cell>
          <table:table-cell table:number-columns-repeated="2"/>
        </table:table-row>
        <table:table-row table:style-name="ro1">
          <table:table-cell table:formula="of:=[Sheet1.A10]" office:value-type="string" office:string-value="2012/8/7">
            <text:p>2012/8/7</text:p>
          </table:table-cell>
          <table:table-cell table:formula="of:=LN(ABS([Sheet1.B10]/[Sheet1.B9]))" office:value-type="float" office:value="0.00388722898391175">
            <text:p>0.003887229</text:p>
          </table:table-cell>
          <table:table-cell table:formula="of:=LN(ABS([Sheet1.C10]/[Sheet1.C9]))" office:value-type="float" office:value="0.00864174335504412">
            <text:p>0.0086417434</text:p>
          </table:table-cell>
          <table:table-cell table:formula="of:=LN(ABS([Sheet1.D10]/[Sheet1.D9]))" office:value-type="float" office:value="0.00509376615578103">
            <text:p>0.0050937662</text:p>
          </table:table-cell>
          <table:table-cell/>
          <table:table-cell table:formula="of:=[.B10]-[.B$14]" office:value-type="float" office:value="0.001758727923924">
            <text:p>0.0017587279</text:p>
          </table:table-cell>
          <table:table-cell table:formula="of:=[.C10]-[.C$14]" office:value-type="float" office:value="0.00439914724650545">
            <text:p>0.0043991472</text:p>
          </table:table-cell>
          <table:table-cell table:formula="of:=[.D10]-[.D$14]" office:value-type="float" office:value="0.00199668277961074">
            <text:p>0.0019966828</text:p>
          </table:table-cell>
          <table:table-cell table:number-columns-repeated="2"/>
        </table:table-row>
        <table:table-row table:style-name="ro1">
          <table:table-cell table:formula="of:=[Sheet1.A11]" office:value-type="string" office:string-value="2012/8/8">
            <text:p>2012/8/8</text:p>
          </table:table-cell>
          <table:table-cell table:formula="of:=LN(ABS([Sheet1.B11]/[Sheet1.B10]))" office:value-type="float" office:value="0.000534462194967814">
            <text:p>0.0005344622</text:p>
          </table:table-cell>
          <table:table-cell table:formula="of:=LN(ABS([Sheet1.C11]/[Sheet1.C10]))" office:value-type="float" office:value="-0.00152975502322265">
            <text:p>-0.001529755</text:p>
          </table:table-cell>
          <table:table-cell table:formula="of:=LN(ABS([Sheet1.D11]/[Sheet1.D10]))" office:value-type="float" office:value="0.000620637278845504">
            <text:p>0.0006206373</text:p>
          </table:table-cell>
          <table:table-cell/>
          <table:table-cell table:formula="of:=[.B11]-[.B$14]" office:value-type="float" office:value="-0.00159403886501994">
            <text:p>-0.0015940389</text:p>
          </table:table-cell>
          <table:table-cell table:formula="of:=[.C11]-[.C$14]" office:value-type="float" office:value="-0.00577235113176132">
            <text:p>-0.0057723511</text:p>
          </table:table-cell>
          <table:table-cell table:formula="of:=[.D11]-[.D$14]" office:value-type="float" office:value="-0.00247644609732479">
            <text:p>-0.0024764461</text:p>
          </table:table-cell>
          <table:table-cell table:number-columns-repeated="2"/>
        </table:table-row>
        <table:table-row table:style-name="ro1">
          <table:table-cell table:formula="of:=[Sheet1.A12]" office:value-type="string" office:string-value="2012/8/9">
            <text:p>2012/8/9</text:p>
          </table:table-cell>
          <table:table-cell table:formula="of:=LN(ABS([Sheet1.B12]/[Sheet1.B11]))" office:value-type="float" office:value="-0.000793445046965927">
            <text:p>-0.000793445</text:p>
          </table:table-cell>
          <table:table-cell table:formula="of:=LN(ABS([Sheet1.C12]/[Sheet1.C11]))" office:value-type="float" office:value="0.00245112388449259">
            <text:p>0.0024511239</text:p>
          </table:table-cell>
          <table:table-cell table:formula="of:=LN(ABS([Sheet1.D12]/[Sheet1.D11]))" office:value-type="float" office:value="0.000413544294347905">
            <text:p>0.0004135443</text:p>
          </table:table-cell>
          <table:table-cell/>
          <table:table-cell table:formula="of:=[.B12]-[.B$14]" office:value-type="float" office:value="-0.00292194610695368">
            <text:p>-0.0029219461</text:p>
          </table:table-cell>
          <table:table-cell table:formula="of:=[.C12]-[.C$14]" office:value-type="float" office:value="-0.00179147222404608">
            <text:p>-0.0017914722</text:p>
          </table:table-cell>
          <table:table-cell table:formula="of:=[.D12]-[.D$14]" office:value-type="float" office:value="-0.00268353908182239">
            <text:p>-0.002683539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EAN</text:p>
          </table:table-cell>
          <table:table-cell table:formula="of:=AVERAGE([.B2:.B12])" office:value-type="float" office:value="0.00212850105998775">
            <text:p>0.0021285011</text:p>
          </table:table-cell>
          <table:table-cell table:formula="of:=AVERAGE([.C2:.C12])" office:value-type="float" office:value="0.00424259610853867">
            <text:p>0.0042425961</text:p>
          </table:table-cell>
          <table:table-cell table:formula="of:=AVERAGE([.D2:.D12])" office:value-type="float" office:value="0.0030970833761703">
            <text:p>0.0030970834</text:p>
          </table:table-cell>
          <table:table-cell table:number-columns-repeated="6"/>
        </table:table-row>
        <table:table-row table:style-name="ro1">
          <table:table-cell office:value-type="string">
            <text:p>T_bar_transpose</text:p>
          </table:table-cell>
          <table:table-cell table:number-columns-repeated="9"/>
        </table:table-row>
        <table:table-row table:style-name="ro1">
          <table:table-cell office:value-type="float" office:value="0.0123327711776388">
            <text:p>0.0123327712</text:p>
          </table:table-cell>
          <table:table-cell office:value-type="float" office:value="-0.00233118823368122">
            <text:p>-0.0023311882</text:p>
          </table:table-cell>
          <table:table-cell office:value-type="float" office:value="-0.00706147361288867">
            <text:p>-0.0070614736</text:p>
          </table:table-cell>
          <table:table-cell office:value-type="float" office:value="-0.00463381220332371">
            <text:p>-0.0046338122</text:p>
          </table:table-cell>
          <table:table-cell office:value-type="float" office:value="-0.00965125650501349">
            <text:p>-0.0096512565</text:p>
          </table:table-cell>
          <table:table-cell office:value-type="float" office:value="0.0146025596139819">
            <text:p>0.0146025596</text:p>
          </table:table-cell>
          <table:table-cell office:value-type="float" office:value="-0.000500343188663969">
            <text:p>-0.0005003432</text:p>
          </table:table-cell>
          <table:table-cell office:value-type="float" office:value="0.001758727923924">
            <text:p>0.0017587279</text:p>
          </table:table-cell>
          <table:table-cell office:value-type="float" office:value="-0.00159403886501994">
            <text:p>-0.0015940389</text:p>
          </table:table-cell>
          <table:table-cell office:value-type="float" office:value="-0.00292194610695368">
            <text:p>-0.0029219461</text:p>
          </table:table-cell>
        </table:table-row>
        <table:table-row table:style-name="ro1">
          <table:table-cell office:value-type="float" office:value="0.0179207559346479">
            <text:p>0.0179207559</text:p>
          </table:table-cell>
          <table:table-cell office:value-type="float" office:value="-0.0083923802623034">
            <text:p>-0.0083923803</text:p>
          </table:table-cell>
          <table:table-cell office:value-type="float" office:value="-0.00639029902877371">
            <text:p>-0.006390299</text:p>
          </table:table-cell>
          <table:table-cell office:value-type="float" office:value="-0.0108333673213276">
            <text:p>-0.0108333673</text:p>
          </table:table-cell>
          <table:table-cell office:value-type="float" office:value="-0.00782408735192437">
            <text:p>-0.0078240874</text:p>
          </table:table-cell>
          <table:table-cell office:value-type="float" office:value="0.0155379956475487">
            <text:p>0.0155379956</text:p>
          </table:table-cell>
          <table:table-cell office:value-type="float" office:value="0.00314605849143452">
            <text:p>0.0031460585</text:p>
          </table:table-cell>
          <table:table-cell office:value-type="float" office:value="0.00439914724650545">
            <text:p>0.0043991472</text:p>
          </table:table-cell>
          <table:table-cell office:value-type="float" office:value="-0.00577235113176132">
            <text:p>-0.0057723511</text:p>
          </table:table-cell>
          <table:table-cell office:value-type="float" office:value="-0.00179147222404608">
            <text:p>-0.0017914722</text:p>
          </table:table-cell>
        </table:table-row>
        <table:table-row table:style-name="ro1">
          <table:table-cell office:value-type="float" office:value="0.0158037666134561">
            <text:p>0.0158037666</text:p>
          </table:table-cell>
          <table:table-cell office:value-type="float" office:value="-0.00358061620628371">
            <text:p>-0.0035806162</text:p>
          </table:table-cell>
          <table:table-cell office:value-type="float" office:value="-0.00742318195490417">
            <text:p>-0.007423182</text:p>
          </table:table-cell>
          <table:table-cell office:value-type="float" office:value="-0.00600127616466162">
            <text:p>-0.0060012762</text:p>
          </table:table-cell>
          <table:table-cell office:value-type="float" office:value="-0.0106290860537182">
            <text:p>-0.0106290861</text:p>
          </table:table-cell>
          <table:table-cell office:value-type="float" office:value="0.0157642118297614">
            <text:p>0.0157642118</text:p>
          </table:table-cell>
          <table:table-cell office:value-type="float" office:value="-0.000770515664113305">
            <text:p>-0.0007705157</text:p>
          </table:table-cell>
          <table:table-cell office:value-type="float" office:value="0.00199668277961074">
            <text:p>0.0019966828</text:p>
          </table:table-cell>
          <table:table-cell office:value-type="float" office:value="-0.00247644609732479">
            <text:p>-0.0024764461</text:p>
          </table:table-cell>
          <table:table-cell office:value-type="float" office:value="-0.00268353908182239">
            <text:p>-0.00268353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_bar_transposed*T_bar</text:p>
          </table:table-cell>
          <table:table-cell table:number-columns-repeated="9"/>
        </table:table-row>
        <table:table-row table:style-name="ro1">
          <table:table-cell table:number-matrix-columns-spanned="3" table:number-matrix-rows-spanned="3" table:formula="of:=MMULT([.A16:.J18];[.F3:.H12])" office:value-type="float" office:value="0.000549672004199475">
            <text:p>0.000549672</text:p>
          </table:table-cell>
          <table:table-cell office:value-type="float" office:value="0.00065890703123926">
            <text:p>0.000658907</text:p>
          </table:table-cell>
          <table:table-cell office:value-type="float" office:value="0.000631946448836625">
            <text:p>0.0006319464</text:p>
          </table:table-cell>
          <table:table-cell/>
          <table:table-cell table:formula="of:=[.A21]/([Sheet1.$B$14]-1)" office:value-type="float" office:value="0.0000549672004199475">
            <text:p>5.49672004199475E-005</text:p>
          </table:table-cell>
          <table:table-cell table:formula="of:=[.B21]/([Sheet1.$B$14]-1)" office:value-type="float" office:value="0.000065890703123926">
            <text:p>6.5890703123926E-005</text:p>
          </table:table-cell>
          <table:table-cell table:formula="of:=[.C21]/([Sheet1.$B$14]-1)" office:value-type="float" office:value="0.0000631946448836625">
            <text:p>6.31946448836625E-005</text:p>
          </table:table-cell>
          <table:table-cell table:number-columns-repeated="3"/>
        </table:table-row>
        <table:table-row table:style-name="ro1">
          <table:table-cell office:value-type="float" office:value="0.00065890703123926">
            <text:p>0.000658907</text:p>
          </table:table-cell>
          <table:table-cell office:value-type="float" office:value="0.000918208551411895">
            <text:p>0.0009182086</text:p>
          </table:table-cell>
          <table:table-cell office:value-type="float" office:value="0.000779284887547073">
            <text:p>0.0007792849</text:p>
          </table:table-cell>
          <table:table-cell/>
          <table:table-cell table:formula="of:=[.A22]/([Sheet1.$B$14]-1)" office:value-type="float" office:value="0.000065890703123926">
            <text:p>6.5890703123926E-005</text:p>
          </table:table-cell>
          <table:table-cell table:formula="of:=[.B22]/([Sheet1.$B$14]-1)" office:value-type="float" office:value="0.0000918208551411894">
            <text:p>9.18208551411894E-005</text:p>
          </table:table-cell>
          <table:table-cell table:formula="of:=[.C22]/([Sheet1.$B$14]-1)" office:value-type="float" office:value="0.0000779284887547073">
            <text:p>7.79284887547073E-005</text:p>
          </table:table-cell>
          <table:table-cell table:number-columns-repeated="3"/>
        </table:table-row>
        <table:table-row table:style-name="ro1">
          <table:table-cell office:value-type="float" office:value="0.000631946448836625">
            <text:p>0.0006319464</text:p>
          </table:table-cell>
          <table:table-cell office:value-type="float" office:value="0.000779284887547073">
            <text:p>0.0007792849</text:p>
          </table:table-cell>
          <table:table-cell office:value-type="float" office:value="0.00073310124626804">
            <text:p>0.0007331012</text:p>
          </table:table-cell>
          <table:table-cell/>
          <table:table-cell table:formula="of:=[.A23]/([Sheet1.$B$14]-1)" office:value-type="float" office:value="0.0000631946448836625">
            <text:p>6.31946448836625E-005</text:p>
          </table:table-cell>
          <table:table-cell table:formula="of:=[.B23]/([Sheet1.$B$14]-1)" office:value-type="float" office:value="0.0000779284887547073">
            <text:p>7.79284887547073E-005</text:p>
          </table:table-cell>
          <table:table-cell table:formula="of:=[.C23]/([Sheet1.$B$14]-1)" office:value-type="float" office:value="0.000073310124626804">
            <text:p>7.3310124626804E-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1T19:36:07</dc:date>
    <meta:generator>LibreOffice/3.5$Linux_x86 LibreOffice_project/350m1$Build-2</meta:generator>
    <meta:editing-duration>PT19M48S</meta:editing-duration>
    <meta:editing-cycles>3</meta:editing-cycles>
    <meta:document-statistic meta:table-count="2" meta:cell-count="185" meta:object-count="0"/>
  </office:meta>
</office:document-meta>
</file>